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5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5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T1" style:family="text">
      <style:text-properties fo:font-size="42.7000007629395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Data Mining</text:p>
          </draw:text-box>
        </draw:frame>
        <draw:frame presentation:style-name="pr2" draw:text-style-name="P1" draw:layer="layout" svg:width="25.199cm" svg:height="12.179cm" svg:x="1.4cm" svg:y="4.913cm" presentation:class="subtitle">
          <draw:text-box>
            <text:p><text:span text:style-name="T1">Go Frendi Gunawan,</text:span></text:p>
            <text:p><text:span text:style-name="T2">Lecturer at STIKI,</text:span></text:p>
            <text:p><text:span text:style-name="T2">Backend Engineer at Kata.ai</text:span></text:p>
            <text:p><text:span text:style-name="T2">Crew at Facebook Developer Circle Mala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The Big Process</text:p>
          </draw:text-box>
        </draw:frame>
        <draw:frame presentation:style-name="pr5" draw:text-style-name="P2" draw:layer="layout" svg:width="25.199cm" svg:height="12.179cm" svg:x="1.4cm" svg:y="4.913cm" presentation:class="subtitle">
          <draw:text-box>
            <text:p>DATA → Process → Information/Knowledge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Process</text:p>
          </draw:text-box>
        </draw:frame>
        <draw:frame presentation:style-name="pr7" draw:layer="layout" svg:width="25.199cm" svg:height="12.179cm" svg:x="1.4cm" svg:y="4.913cm" presentation:class="outline">
          <draw:text-box>
            <text:list text:style-name="L2">
              <text:list-item>
                <text:p>Estimation/Regression</text:p>
                <text:list>
                  <text:list-item>
                    <text:p>Linear Regression</text:p>
                  </text:list-item>
                </text:list>
              </text:list-item>
              <text:list-item>
                <text:p>Classification</text:p>
                <text:list>
                  <text:list-item>
                    <text:p>Neural network, SVM, KNN</text:p>
                  </text:list-item>
                </text:list>
              </text:list-item>
              <text:list-item>
                <text:p>Prediction (time series)</text:p>
                <text:list>
                  <text:list-item>
                    <text:p>Neural network, SVM, KNN</text:p>
                  </text:list-item>
                </text:list>
              </text:list-item>
              <text:list-item>
                <text:p>Clustering</text:p>
                <text:list>
                  <text:list-item>
                    <text:p>K Means</text:p>
                  </text:list-item>
                </text:list>
              </text:list-item>
              <text:list-item>
                <text:p>Association</text:p>
                <text:list>
                  <text:list-item>
                    <text:p>Apriori, FP-Grow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5T07:41:49.827583136</meta:creation-date>
    <dc:date>2019-04-10T08:00:43.950314311</dc:date>
    <meta:editing-duration>PT4H51M47S</meta:editing-duration>
    <meta:editing-cycles>10</meta:editing-cycles>
    <meta:generator>LibreOffice/6.2.2.2$Linux_X86_64 LibreOffice_project/20$Build-2</meta:generator>
    <meta:document-statistic meta:object-count="33"/>
  </office:meta>
</office:document-meta>
</file>